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2443b" officeooo:paragraph-rsid="0002443b"/>
    </style:style>
    <style:style style:name="P2" style:family="paragraph" style:parent-style-name="Standard">
      <style:paragraph-properties fo:text-align="center" style:justify-single-word="false"/>
      <style:text-properties officeooo:rsid="0002443b" officeooo:paragraph-rsid="0002443b"/>
    </style:style>
    <style:style style:name="P3" style:family="paragraph" style:parent-style-name="Standard">
      <style:text-properties officeooo:rsid="000274d3" officeooo:paragraph-rsid="0002443b"/>
    </style:style>
    <style:style style:name="P4" style:family="paragraph" style:parent-style-name="Standard">
      <style:text-properties officeooo:rsid="000274d3" officeooo:paragraph-rsid="000274d3"/>
    </style:style>
    <style:style style:name="P5" style:family="paragraph" style:parent-style-name="Standard">
      <style:text-properties fo:font-style="italic" officeooo:rsid="000274d3" officeooo:paragraph-rsid="0002443b" style:font-style-asian="italic" style:font-style-complex="italic"/>
    </style:style>
    <style:style style:name="P6" style:family="paragraph" style:parent-style-name="Standard">
      <style:text-properties officeooo:rsid="00032472" officeooo:paragraph-rsid="00032472"/>
    </style:style>
    <style:style style:name="P7" style:family="paragraph" style:parent-style-name="Standard">
      <style:text-properties officeooo:rsid="00032472" officeooo:paragraph-rsid="00033530"/>
    </style:style>
    <style:style style:name="P8" style:family="paragraph" style:parent-style-name="Standard">
      <style:text-properties officeooo:rsid="00033530" officeooo:paragraph-rsid="00033530"/>
    </style:style>
    <style:style style:name="P9" style:family="paragraph" style:parent-style-name="Standard">
      <style:text-properties officeooo:rsid="0004f382" officeooo:paragraph-rsid="0004f382"/>
    </style:style>
    <style:style style:name="P10" style:family="paragraph" style:parent-style-name="Heading_20_3">
      <style:paragraph-properties fo:break-before="page"/>
    </style:style>
    <style:style style:name="T1" style:family="text">
      <style:text-properties officeooo:rsid="0002443b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032472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032472"/>
    </style:style>
    <style:style style:name="T6" style:family="text">
      <style:text-properties style:text-position="super 58%" officeooo:rsid="00033530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033530"/>
    </style:style>
    <style:style style:name="T9" style:family="text">
      <style:text-properties style:text-position="0% 100%" officeooo:rsid="000274d3"/>
    </style:style>
    <style:style style:name="T10" style:family="text">
      <style:text-properties officeooo:rsid="00033530"/>
    </style:style>
    <style:style style:name="T11" style:family="text">
      <style:text-properties officeooo:rsid="0004f382"/>
    </style:style>
    <style:style style:name="T12" style:family="text"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omotopy Physics<text:line-break/><text:span text:style-name="T1">and Derivation of Homotopy Maps</text:span></text:p>
      <text:p text:style-name="P2">by Sven Nilsen, 2021</text:p>
      <text:p text:style-name="P1"/>
      <text:p text:style-name="P5">In this paper I show why homotopy maps are sufficient for the Path Integral Formulation.</text:p>
      <text:p text:style-name="P3"/>
      <text:p text:style-name="P4">A homotopy<text:span text:style-name="T4"><text:reference-ref text:reference-format="text" text:ref-name="homotopy">[1]</text:reference-ref></text:span> between two continuous functions `f` and `g` from a topological space `X` to a topological space `Y` is defined to be a continuous function:</text:p>
      <text:p text:style-name="P4"/>
      <text:p text:style-name="P4"><text:tab/>H : X ⨯ I → Y</text:p>
      <text:p text:style-name="P4"/>
      <text:p text:style-name="P4"><text:tab/>I &lt;=&gt; ℝ ∧ (&gt;= 0) ∧ (&lt;= 1)</text:p>
      <text:p text:style-name="P4"/>
      <text:p text:style-name="P4">such that:</text:p>
      <text:p text:style-name="P4"/>
      <text:p text:style-name="P4"><text:tab/>H(0) &lt;=&gt; f<text:tab/><text:tab/><text:tab/>H(1) &lt;=&gt; g</text:p>
      <text:p text:style-name="P4"/>
      <text:p text:style-name="P4">In practice, one might work with <text:span text:style-name="T3">homotopy maps of some type `T`:</text:span></text:p>
      <text:p text:style-name="P4"/>
      <text:p text:style-name="P4"><text:tab/><text:span text:style-name="T3">H : I</text:span><text:span text:style-name="T5">N</text:span><text:span text:style-name="T3"> → T</text:span></text:p>
      <text:p text:style-name="P4"/>
      <text:p text:style-name="P4"><text:tab/><text:span text:style-name="T3">N : nat</text:span></text:p>
      <text:p text:style-name="P4"/>
      <text:p text:style-name="P6">This is because the products of the unit interval `I<text:span text:style-name="T4">N</text:span><text:span text:style-name="T7">`</text:span> satisfies many relevant properties <text:span text:style-name="T11">of homotopies</text:span>.</text:p>
      <text:p text:style-name="P6"/>
      <text:p text:style-name="P6">In the Path Integral Formulation<text:span text:style-name="T4"><text:reference-ref text:reference-format="text" text:ref-name="path integral formulation">[2]</text:reference-ref></text:span>, one is specifically interested in homotopy maps of type:</text:p>
      <text:p text:style-name="P6"/>
      <text:p text:style-name="P6"><text:tab/>H : I → ℂ<text:span text:style-name="T6">M</text:span></text:p>
      <text:p text:style-name="P6"/>
      <text:p text:style-name="P6"><text:tab/><text:span text:style-name="T10">M : nat</text:span></text:p>
      <text:p text:style-name="P6"/>
      <text:p text:style-name="P6">Assume `f` is <text:span text:style-name="T11">a</text:span> <text:span text:style-name="T10">continuous </text:span>function <text:span text:style-name="T11">of time to space and `g` maps space-time to complex numbers</text:span>:</text:p>
      <text:p text:style-name="P6"/>
      <text:p text:style-name="P7"><text:tab/>f : ℝ →<text:span text:style-name="T10"> ℝ</text:span><text:span text:style-name="T6">3</text:span><text:span text:style-name="T8"><text:tab/><text:tab/>g : </text:span><text:span text:style-name="T7">ℝ </text:span><text:span text:style-name="T9">⨯ </text:span><text:span text:style-name="T8">ℝ</text:span><text:span text:style-name="T6">3</text:span><text:span text:style-name="T8"> → </text:span><text:span text:style-name="T7">ℂ</text:span></text:p>
      <text:p text:style-name="P6"/>
      <text:p text:style-name="P8">Using `a` as start time parameter and `b` as end time parameter, one can construct a homotopy map:</text:p>
      <text:p text:style-name="P8"/>
      <text:p text:style-name="P8"><text:tab/>H := \(x : I) = g(x, f(a + (b – a) · x))</text:p>
      <text:p text:style-name="P8"/>
      <text:p text:style-name="P8">Which has the type `<text:span text:style-name="T3">I → ℂ</text:span>` and satisfies the properties needed to calculate probabilities.</text:p>
      <text:p text:style-name="P8">For cases where multiple complex numbers are needed per point, it suffices to use `<text:span text:style-name="T3">I → ℂ</text:span><text:span text:style-name="T4">M</text:span>`.</text:p>
      <text:p text:style-name="P8"/>
      <text:p text:style-name="P8">In Path Integral Formulation of Homotopy Physics<text:span text:style-name="T4"><text:reference-ref text:reference-format="text" text:ref-name="homotopy physics and path integral formulation">[3]</text:reference-ref></text:span>, one generalises this to homotopy maps of type:<text:line-break/><text:line-break/><text:tab/>H : <text:span text:style-name="T3">I</text:span><text:span text:style-name="T4">N</text:span><text:span text:style-name="T3"> → ℂ</text:span><text:span text:style-name="T4">M</text:span></text:p>
      <text:h text:style-name="P10" text:outline-level="3">References:</text:h>
      <text:p text:style-name="P3"/>
      <text:p text:style-name="P4"><text:reference-mark-start text:name="homotopy"/>[1]<text:reference-mark-end text:name="homotopy"/><text:tab/>“Homotopy”</text:p>
      <text:p text:style-name="P4"><text:tab/>Wikipedia</text:p>
      <text:p text:style-name="P4"><text:tab/><text:a xlink:type="simple" xlink:href="https://en.wikipedia.org/wiki/Homotopy" text:style-name="Internet_20_link" text:visited-style-name="Visited_20_Internet_20_Link"><text:span text:style-name="T2">https://en.wikipedia.org/wiki/Homotopy</text:span></text:a></text:p>
      <text:p text:style-name="P4"/>
      <text:p text:style-name="P9"><text:reference-mark-start text:name="path integral formulation"/>[2]<text:reference-mark-end text:name="path integral formulation"/><text:tab/>“Path integral formulation”</text:p>
      <text:p text:style-name="P9"><text:tab/>Wikipedia</text:p>
      <text:p text:style-name="P9"><text:tab/><text:a xlink:type="simple" xlink:href="https://en.wikipedia.org/wiki/Path_integral_formulation" text:style-name="Internet_20_link" text:visited-style-name="Visited_20_Internet_20_Link"><text:span text:style-name="T2">https://en.wikipedia.org/wiki/Path_integral_formulation</text:span></text:a></text:p>
      <text:p text:style-name="P9"/>
      <text:p text:style-name="P9"><text:reference-mark-start text:name="homotopy physics and path integral formulation"/>[3]<text:reference-mark-end text:name="homotopy physics and path integral formulation"/><text:tab/>“Homotopy Physics and Path Integral Formulation”</text:p>
      <text:p text:style-name="P9"><text:tab/>Wikipedia</text:p>
      <text:p text:style-name="P9"><text:tab/><text:a xlink:type="simple" xlink:href="https://github.com/advancedresearch/path_semantics/blob/master/papers-wip2/homotopy-physics-and-path-integral-formulation.pdf" text:style-name="Internet_20_link" text:visited-style-name="Visited_20_Internet_20_Link"><text:span text:style-name="T12">https://github.com/advancedresearch/path_semantics/blob/master/papers-wip2/homotopy-physics-and-path-integral-formulation.pdf</text:span>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3T13:05:51.951417000</meta:creation-date>
    <dc:date>2021-08-05T10:13:49.436305000</dc:date>
    <meta:editing-duration>PT5M13S</meta:editing-duration>
    <meta:editing-cycles>1</meta:editing-cycles>
    <meta:document-statistic meta:table-count="0" meta:image-count="0" meta:object-count="0" meta:page-count="2" meta:paragraph-count="32" meta:word-count="266" meta:character-count="1598" meta:non-whitespace-character-count="1343"/>
    <meta:generator>LibreOffice/5.1.2.2$MacOSX_X86_64 LibreOffice_project/d3bf12ecb743fc0d20e0be0c58ca359301eb705f</meta:generator>
  </office:meta>
</office:document-meta>
</file>